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2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57.94pt"/>
    </style:style>
    <style:style style:name="co6" style:family="table-column">
      <style:table-column-properties fo:break-before="auto" style:column-width="72.06pt"/>
    </style:style>
    <style:style style:name="co7" style:family="table-column">
      <style:table-column-properties fo:break-before="auto" style:column-width="73.64pt"/>
    </style:style>
    <style:style style:name="co8" style:family="table-column">
      <style:table-column-properties fo:break-before="auto" style:column-width="110.44pt"/>
    </style:style>
    <style:style style:name="co9" style:family="table-column">
      <style:table-column-properties fo:break-before="auto" style:column-width="39.94pt"/>
    </style:style>
    <style:style style:name="co10" style:family="table-column">
      <style:table-column-properties fo:break-before="auto" style:column-width="92.44pt"/>
    </style:style>
    <style:style style:name="co11" style:family="table-column">
      <style:table-column-properties fo:break-before="auto" style:column-width="90.11pt"/>
    </style:style>
    <style:style style:name="co12" style:family="table-column">
      <style:table-column-properties fo:break-before="auto" style:column-width="48.56pt"/>
    </style:style>
    <style:style style:name="co13" style:family="table-column">
      <style:table-column-properties fo:break-before="auto" style:column-width="108.11pt"/>
    </style:style>
    <style:style style:name="co14" style:family="table-column">
      <style:table-column-properties fo:break-before="auto" style:column-width="105pt"/>
    </style:style>
    <style:style style:name="co15" style:family="table-column">
      <style:table-column-properties fo:break-before="auto" style:column-width="158.29pt"/>
    </style:style>
    <style:style style:name="co16" style:family="table-column">
      <style:table-column-properties fo:break-before="auto" style:column-width="154.35pt"/>
    </style:style>
    <style:style style:name="co17" style:family="table-column">
      <style:table-column-properties fo:break-before="auto" style:column-width="79.14pt"/>
    </style:style>
    <style:style style:name="co18" style:family="table-column">
      <style:table-column-properties fo:break-before="auto" style:column-width="79.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bined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Table 1: Outcome Comparision</text:p>
          </table:table-cell>
          <table:covered-table-cell table:number-columns-repeated="10"/>
        </table:table-row>
        <table:table-row table:style-name="ro2">
          <table:table-cell table:style-name="ce2" office:value-type="string" calcext:value-type="string">
            <text:p>SlNo.</text:p>
          </table:table-cell>
          <table:table-cell table:style-name="ce4" office:value-type="string" calcext:value-type="string">
            <text:p>Outcomes</text:p>
          </table:table-cell>
          <table:table-cell table:style-name="ce5" office:value-type="string" calcext:value-type="string" table:number-columns-spanned="3" table:number-rows-spanned="1">
            <text:p>Bacteria (Silhouette: 0.353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Fungi (Silhouette: 0.761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Merged (Silhouette: 0.804)</text:p>
          </table:table-cell>
          <table:covered-table-cell table:number-columns-repeated="2"/>
        </table:table-row>
        <table:table-row table:style-name="ro2">
          <table:table-cell table:style-name="ce2"/>
          <table:table-cell table:style-name="ce4"/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table:style-name="ce2"/>
          <table:table-cell table:style-name="ce4" office:value-type="string" calcext:value-type="string">
            <text:p>Number of patients</text:p>
          </table:table-cell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SI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.terrius conodial burden</text:p>
          </table:table-cell>
          <table:table-cell office:value-type="float" office:value="3202.2" calcext:value-type="float">
            <text:p>3202.2</text:p>
          </table:table-cell>
          <table:table-cell office:value-type="float" office:value="1282.4" calcext:value-type="float">
            <text:p>1282.4</text:p>
          </table:table-cell>
          <table:table-cell office:value-type="float" office:value="0.0002" calcext:value-type="float">
            <text:p>0.0002</text:p>
          </table:table-cell>
          <table:table-cell table:number-columns-repeated="3"/>
          <table:table-cell office:value-type="float" office:value="3178.7" calcext:value-type="float">
            <text:p>3178.7</text:p>
          </table:table-cell>
          <table:table-cell office:value-type="float" office:value="1433.3" calcext:value-type="float">
            <text:p>1433.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MRC Sco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0034" calcext:value-type="float">
            <text:p>3.40E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0000146" calcext:value-type="float">
            <text:p>1.46E-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 of Hospitialization bf stu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 of Exacerbation bf stu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00000817" calcext:value-type="float">
            <text:p>8.17E-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haled Corticosteriod (yes,no)</text:p>
          </table:table-cell>
          <table:table-cell office:value-type="string" calcext:value-type="string">
            <text:p>(41,59)</text:p>
          </table:table-cell>
          <table:table-cell office:value-type="string" calcext:value-type="string">
            <text:p>(27,73)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string" calcext:value-type="string">
            <text:p>(55,45)</text:p>
          </table:table-cell>
          <table:table-cell office:value-type="string" calcext:value-type="string">
            <text:p>(24,76)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colytic (yes,no)</text:p>
          </table:table-cell>
          <table:table-cell office:value-type="string" calcext:value-type="string">
            <text:p>(20,79.5)</text:p>
          </table:table-cell>
          <table:table-cell office:value-type="string" calcext:value-type="string">
            <text:p>(34,66)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MI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table:style-name="ce6" office:value-type="float" office:value="0.0000069" calcext:value-type="float">
            <text:p>6.90E-06</text:p>
          </table:table-cell>
          <table:table-cell table:number-columns-repeated="3"/>
          <table:table-cell office:value-type="float" office:value="26.7" calcext:value-type="float">
            <text:p>26.7</text:p>
          </table:table-cell>
          <table:table-cell office:value-type="float" office:value="19.8" calcext:value-type="float">
            <text:p>19.8</text:p>
          </table:table-cell>
          <table:table-cell table:style-name="ce6" office:value-type="float" office:value="0.00000000378" calcext:value-type="float">
            <text:p>3.78E-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sian European (Asia,control,Eu)</text:p>
          </table:table-cell>
          <table:table-cell office:value-type="string" calcext:value-type="string">
            <text:p>(21.5,0,78.4)</text:p>
          </table:table-cell>
          <table:table-cell office:value-type="string" calcext:value-type="string">
            <text:p>(75.2,7,17.7)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(53,2.5,44.5)</text:p>
          </table:table-cell>
          <table:table-cell office:value-type="string" calcext:value-type="string">
            <text:p>(64.7,14.7,20.5)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(8,0,92)</text:p>
          </table:table-cell>
          <table:table-cell office:value-type="string" calcext:value-type="string">
            <text:p>(72,6,22)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moking(Past,Current,Never)</text:p>
          </table:table-cell>
          <table:table-cell table:number-columns-repeated="6"/>
          <table:table-cell office:value-type="string" calcext:value-type="string">
            <text:p>(33.8,1.6,64.5)</text:p>
          </table:table-cell>
          <table:table-cell office:value-type="string" calcext:value-type="string">
            <text:p>(19.7,6.3,73.8)</text:p>
          </table:table-cell>
          <table:table-cell office:value-type="float" office:value="0.046" calcext:value-type="float">
            <text:p>0.046</text:p>
          </table:table-cell>
        </table:table-row>
      </table:table>
      <table:table table:name="Sheet2" table:style-name="ta1">
        <table:table-column table:style-name="co1" table:default-cell-style-name="ce3"/>
        <table:table-column table:style-name="co8" table:default-cell-style-name="ce3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5" table:number-rows-spanned="1">
            <text:p>Bacteria Cluster Characterization</text:p>
          </table:table-cell>
          <table:covered-table-cell table:number-columns-repeated="4"/>
        </table:table-row>
        <table:table-row table:style-name="ro2">
          <table:table-cell table:style-name="ce4" office:value-type="string" calcext:value-type="string">
            <text:p>SlNo.</text:p>
          </table:table-cell>
          <table:table-cell table:style-name="ce4" office:value-type="string" calcext:value-type="string">
            <text:p>Name </text:p>
          </table:table-cell>
          <table:table-cell table:style-name="ce5" office:value-type="string" calcext:value-type="string">
            <text:p>Cluster 1</text:p>
          </table:table-cell>
          <table:table-cell table:style-name="ce5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in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470716594234886" calcext:value-type="float">
            <text:p>4.70716594234886E-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tinomyces</text:p>
          </table:table-cell>
          <table:table-cell office:value-type="float" office:value="0.0816158905" calcext:value-type="float">
            <text:p>0.0816158905</text:p>
          </table:table-cell>
          <table:table-cell office:value-type="float" office:value="2.963215259" calcext:value-type="float">
            <text:p>2.963215259</text:p>
          </table:table-cell>
          <table:table-cell office:value-type="float" office:value="2.9703454044506E-016" calcext:value-type="float">
            <text:p>2.9703454044506E-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topobium</text:p>
          </table:table-cell>
          <table:table-cell office:value-type="float" office:value="0" calcext:value-type="float">
            <text:p>0</text:p>
          </table:table-cell>
          <table:table-cell office:value-type="float" office:value="0.10414256" calcext:value-type="float">
            <text:p>0.10414256</text:p>
          </table:table-cell>
          <table:table-cell office:value-type="float" office:value="0.000000000873357626801718" calcext:value-type="float">
            <text:p>8.73357626801718E-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lleidia</text:p>
          </table:table-cell>
          <table:table-cell office:value-type="float" office:value="0" calcext:value-type="float">
            <text:p>0</text:p>
          </table:table-cell>
          <table:table-cell office:value-type="float" office:value="0.077942323" calcext:value-type="float">
            <text:p>0.077942323</text:p>
          </table:table-cell>
          <table:table-cell office:value-type="float" office:value="0.0000000000135538995514756" calcext:value-type="float">
            <text:p>1.35538995514756E-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pylobacter</text:p>
          </table:table-cell>
          <table:table-cell office:value-type="float" office:value="0" calcext:value-type="float">
            <text:p>0</text:p>
          </table:table-cell>
          <table:table-cell office:value-type="float" office:value="0.135226504" calcext:value-type="float">
            <text:p>0.135226504</text:p>
          </table:table-cell>
          <table:table-cell office:value-type="float" office:value="5.49058431673287E-017" calcext:value-type="float">
            <text:p>5.49058431673287E-1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pnocytophaga</text:p>
          </table:table-cell>
          <table:table-cell office:value-type="float" office:value="0" calcext:value-type="float">
            <text:p>0</text:p>
          </table:table-cell>
          <table:table-cell office:value-type="float" office:value="0.193050193" calcext:value-type="float">
            <text:p>0.193050193</text:p>
          </table:table-cell>
          <table:table-cell office:value-type="float" office:value="0.00000000000109938129830421" calcext:value-type="float">
            <text:p>1.09938129830421E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on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60926424673127" calcext:value-type="float">
            <text:p>1.60926424673127E-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sobacterium</text:p>
          </table:table-cell>
          <table:table-cell office:value-type="float" office:value="0" calcext:value-type="float">
            <text:p>0</text:p>
          </table:table-cell>
          <table:table-cell office:value-type="float" office:value="0.379907134" calcext:value-type="float">
            <text:p>0.379907134</text:p>
          </table:table-cell>
          <table:table-cell office:value-type="float" office:value="0.0000000000015275738063592" calcext:value-type="float">
            <text:p>1.5275738063592E-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mella</text:p>
          </table:table-cell>
          <table:table-cell office:value-type="float" office:value="0" calcext:value-type="float">
            <text:p>0</text:p>
          </table:table-cell>
          <table:table-cell office:value-type="float" office:value="0.863309353" calcext:value-type="float">
            <text:p>0.863309353</text:p>
          </table:table-cell>
          <table:table-cell office:value-type="float" office:value="0.000000039430207170295" calcext:value-type="float">
            <text:p>3.9430207170295E-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emophilus</text:p>
          </table:table-cell>
          <table:table-cell office:value-type="float" office:value="37.625640035" calcext:value-type="float">
            <text:p>37.625640035</text:p>
          </table:table-cell>
          <table:table-cell office:value-type="float" office:value="1.869355178" calcext:value-type="float">
            <text:p>1.869355178</text:p>
          </table:table-cell>
          <table:table-cell office:value-type="float" office:value="2.99990523836834E-027" calcext:value-type="float">
            <text:p>2.99990523836834E-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ptotrichia</text:p>
          </table:table-cell>
          <table:table-cell office:value-type="float" office:value="0" calcext:value-type="float">
            <text:p>0</text:p>
          </table:table-cell>
          <table:table-cell office:value-type="float" office:value="0.637150792" calcext:value-type="float">
            <text:p>0.637150792</text:p>
          </table:table-cell>
          <table:table-cell office:value-type="float" office:value="0.0000000000000100498371036734" calcext:value-type="float">
            <text:p>1.00498371036734E-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gasphaera</text:p>
          </table:table-cell>
          <table:table-cell office:value-type="float" office:value="0" calcext:value-type="float">
            <text:p>0</text:p>
          </table:table-cell>
          <table:table-cell office:value-type="float" office:value="0.023736055" calcext:value-type="float">
            <text:p>0.023736055</text:p>
          </table:table-cell>
          <table:table-cell office:value-type="float" office:value="0.0000000259018365138989" calcext:value-type="float">
            <text:p>2.59018365138989E-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g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29682398" calcext:value-type="float">
            <text:p>0.029682398</text:p>
          </table:table-cell>
          <table:table-cell office:value-type="float" office:value="0.00000000299690895472811" calcext:value-type="float">
            <text:p>0.0000000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yella</text:p>
          </table:table-cell>
          <table:table-cell office:value-type="float" office:value="0" calcext:value-type="float">
            <text:p>0</text:p>
          </table:table-cell>
          <table:table-cell office:value-type="float" office:value="0.039944078" calcext:value-type="float">
            <text:p>0.039944078</text:p>
          </table:table-cell>
          <table:table-cell office:value-type="float" office:value="0.00000000380015897775602" calcext:value-type="float">
            <text:p>3.80015897775602E-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eisseria</text:p>
          </table:table-cell>
          <table:table-cell office:value-type="float" office:value="0" calcext:value-type="float">
            <text:p>0</text:p>
          </table:table-cell>
          <table:table-cell office:value-type="float" office:value="1.489611917" calcext:value-type="float">
            <text:p>1.489611917</text:p>
          </table:table-cell>
          <table:table-cell office:value-type="float" office:value="0.0000000000910748146272823" calcext:value-type="float">
            <text:p>9.10748146272823E-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r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84483244" calcext:value-type="float">
            <text:p>0.084483244</text:p>
          </table:table-cell>
          <table:table-cell office:value-type="float" office:value="0.0000000000737459272539968" calcext:value-type="float">
            <text:p>7.37459272539968E-1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rvimonas</text:p>
          </table:table-cell>
          <table:table-cell office:value-type="float" office:value="0" calcext:value-type="float">
            <text:p>0</text:p>
          </table:table-cell>
          <table:table-cell office:value-type="float" office:value="0.028308563" calcext:value-type="float">
            <text:p>0.028308563</text:p>
          </table:table-cell>
          <table:table-cell office:value-type="float" office:value="0.000000228231643767311" calcext:value-type="float">
            <text:p>2.28231643767311E-0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ptostreptococcus</text:p>
          </table:table-cell>
          <table:table-cell office:value-type="float" office:value="0" calcext:value-type="float">
            <text:p>0</text:p>
          </table:table-cell>
          <table:table-cell office:value-type="float" office:value="0.017006803" calcext:value-type="float">
            <text:p>0.017006803</text:p>
          </table:table-cell>
          <table:table-cell office:value-type="float" office:value="0.00000000743917472912746" calcext:value-type="float">
            <text:p>7.43917472912746E-0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rphyromonas</text:p>
          </table:table-cell>
          <table:table-cell office:value-type="float" office:value="0" calcext:value-type="float">
            <text:p>0</text:p>
          </table:table-cell>
          <table:table-cell office:value-type="float" office:value="0.512921681" calcext:value-type="float">
            <text:p>0.512921681</text:p>
          </table:table-cell>
          <table:table-cell office:value-type="float" office:value="0.000000000000780818973017643" calcext:value-type="float">
            <text:p>7.80818973017643E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revotella</text:p>
          </table:table-cell>
          <table:table-cell office:value-type="float" office:value="0.051717507" calcext:value-type="float">
            <text:p>0.051717507</text:p>
          </table:table-cell>
          <table:table-cell office:value-type="float" office:value="4.65564296" calcext:value-type="float">
            <text:p>4.65564296</text:p>
          </table:table-cell>
          <table:table-cell office:value-type="float" office:value="1.48605403687862E-019" calcext:value-type="float">
            <text:p>1.48605403687862E-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othia</text:p>
          </table:table-cell>
          <table:table-cell office:value-type="float" office:value="4.6635416665" calcext:value-type="float">
            <text:p>4.6635416665</text:p>
          </table:table-cell>
          <table:table-cell office:value-type="float" office:value="9.501769671" calcext:value-type="float">
            <text:p>9.501769671</text:p>
          </table:table-cell>
          <table:table-cell office:value-type="float" office:value="0.0000203763670480269" calcext:value-type="float">
            <text:p>2.03763670480269E-0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elenomonas</text:p>
          </table:table-cell>
          <table:table-cell office:value-type="float" office:value="0" calcext:value-type="float">
            <text:p>0</text:p>
          </table:table-cell>
          <table:table-cell office:value-type="float" office:value="0.105552037" calcext:value-type="float">
            <text:p>0.105552037</text:p>
          </table:table-cell>
          <table:table-cell office:value-type="float" office:value="0.00000000120076873506962" calcext:value-type="float">
            <text:p>1.20076873506962E-0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reptococcus</text:p>
          </table:table-cell>
          <table:table-cell office:value-type="float" office:value="40.42" calcext:value-type="float">
            <text:p>40.42</text:p>
          </table:table-cell>
          <table:table-cell office:value-type="float" office:value="18.00766284" calcext:value-type="float">
            <text:p>18.00766284</text:p>
          </table:table-cell>
          <table:table-cell office:value-type="float" office:value="0.000000872464914132183" calcext:value-type="float">
            <text:p>8.72464914132183E-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nnerella</text:p>
          </table:table-cell>
          <table:table-cell office:value-type="float" office:value="0" calcext:value-type="float">
            <text:p>0</text:p>
          </table:table-cell>
          <table:table-cell office:value-type="float" office:value="0.010580891" calcext:value-type="float">
            <text:p>0.010580891</text:p>
          </table:table-cell>
          <table:table-cell office:value-type="float" office:value="0.00000307929860127763" calcext:value-type="float">
            <text:p>3.07929860127763E-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illonella</text:p>
          </table:table-cell>
          <table:table-cell office:value-type="float" office:value="0.124751372" calcext:value-type="float">
            <text:p>0.124751372</text:p>
          </table:table-cell>
          <table:table-cell office:value-type="float" office:value="3.088086399" calcext:value-type="float">
            <text:p>3.088086399</text:p>
          </table:table-cell>
          <table:table-cell office:value-type="float" office:value="1.98118813766402E-015" calcext:value-type="float">
            <text:p>1.98118813766402E-1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ggregati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21309563138593" calcext:value-type="float">
            <text:p>1.21309563138593E-0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ifid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0909490729662" calcext:value-type="float">
            <text:p>0.002209094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utyrivib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85937570217547" calcext:value-type="float">
            <text:p>0.00058593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rdi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77216803718289" calcext:value-type="float">
            <text:p>0.000377216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oryne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6772009" calcext:value-type="float">
            <text:p>0.06772009</text:p>
          </table:table-cell>
          <table:table-cell office:value-type="float" office:value="0.000000000193507575989884" calcext:value-type="float">
            <text:p>1.93507575989884E-1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iali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6142746943918" calcext:value-type="float">
            <text:p>0.000396142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autrop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66924566111743" calcext:value-type="float">
            <text:p>0.00086692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aludi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63948087647641" calcext:value-type="float">
            <text:p>0.000863948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aphyl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8741321773988" calcext:value-type="float">
            <text:p>0.000118741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lebsi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84655680776915" calcext:value-type="float">
            <text:p>6.84655680776915E-0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repone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173129965952" calcext:value-type="float">
            <text:p>1.51173129965952E-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ili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35781302668703" calcext:value-type="float">
            <text:p>0.000935781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chromo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05932448395078" calcext:value-type="float">
            <text:p>8.05932448395078E-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ycoplas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485469492962" calcext:value-type="float">
            <text:p>0.000254854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eudomonas</text:p>
          </table:table-cell>
          <table:table-cell office:value-type="float" office:value="0" calcext:value-type="float">
            <text:p>0</text:p>
          </table:table-cell>
          <table:table-cell office:value-type="float" office:value="0.147983722" calcext:value-type="float">
            <text:p>0.147983722</text:p>
          </table:table-cell>
          <table:table-cell office:value-type="float" office:value="0.000000457886485437707" calcext:value-type="float">
            <text:p>4.57886485437707E-0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opioni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act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1580672117891" calcext:value-type="float">
            <text:p>0.002715806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King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52446161185" calcext:value-type="float">
            <text:p>0.013952446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ept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5665226877437" calcext:value-type="float">
            <text:p>0.00069566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G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892338643896" calcext:value-type="float">
            <text:p>0.001398923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tenotroph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593361719072" calcext:value-type="float">
            <text:p>0.013359336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lack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4010231830576" calcext:value-type="float">
            <text:p>0.006640102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naerovor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</table:table>
      <table:table table:name="Sheet3" table:style-name="ta1">
        <table:table-column table:style-name="co9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ungi Cluster Characterization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 calcext:value-type="string">
            <text:p>SlNo.</text:p>
          </table:table-cell>
          <table:table-cell table:style-name="ce4" office:value-type="string" calcext:value-type="string">
            <text:p>Name </text:p>
          </table:table-cell>
          <table:table-cell table:style-name="ce5" office:value-type="string" calcext:value-type="string">
            <text:p>Cluster 1</text:p>
          </table:table-cell>
          <table:table-cell table:style-name="ce5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aurode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6910402880066" calcext:value-type="float">
            <text:p>0.0059691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pergillus</text:p>
          </table:table-cell>
          <table:table-cell office:value-type="float" office:value="0.003391161" calcext:value-type="float">
            <text:p>0.003391161</text:p>
          </table:table-cell>
          <table:table-cell office:value-type="float" office:value="2.179298624" calcext:value-type="float">
            <text:p>2.179298624</text:p>
          </table:table-cell>
          <table:table-cell office:value-type="float" office:value="0.000000509036846993545" calcext:value-type="float">
            <text:p>0.00000050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ureobas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706852029618" calcext:value-type="float">
            <text:p>0.017170685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ricul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86706569279" calcext:value-type="float">
            <text:p>0.001431867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uricular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uriscalp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audoi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ltrani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yssomeruli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8475448784096" calcext:value-type="float">
            <text:p>0.005584754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loph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172181814656" calcext:value-type="float">
            <text:p>0.024317218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lvat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323037125924" calcext:value-type="float">
            <text:p>0.0057323037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ndida</text:p>
          </table:table-cell>
          <table:table-cell office:value-type="float" office:value="93.22222275" calcext:value-type="float">
            <text:p>93.22222275</text:p>
          </table:table-cell>
          <table:table-cell office:value-type="float" office:value="5.6384464265" calcext:value-type="float">
            <text:p>5.6384464265</text:p>
          </table:table-cell>
          <table:table-cell office:value-type="float" office:value="2.20933773356857E-020" calcext:value-type="float">
            <text:p>2.20933773356857E-20</text:p>
          </table:table-cell>
          <table:table-cell office:value-type="string" calcext:value-type="string">
            <text:p>Remove and try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er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54960781513211" calcext:value-type="float">
            <text:p>0.0001549608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avi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8651788679632" calcext:value-type="float">
            <text:p>0.008186517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itopi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prine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36128113611488" calcext:value-type="float">
            <text:p>6.36128113611488E-0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prin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513332041926" calcext:value-type="float">
            <text:p>0.016851333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riol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5633700112021" calcext:value-type="float">
            <text:p>0.00585633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rtic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en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ymatode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ldi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entipell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evries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172181814656" calcext:value-type="float">
            <text:p>0.024317218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ipodas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198493289484" calcext:value-type="float">
            <text:p>0.0236198493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arli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0973803650874" calcext:value-type="float">
            <text:p>0.002309738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meric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uty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lav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omitipo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ulvifom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usa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532611135166" calcext:value-type="float">
            <text:p>0.016753261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aler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anode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2421254193708" calcext:value-type="float">
            <text:p>0.004124212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eosmith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ammothe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3209438025362" calcext:value-type="float">
            <text:p>0.0003032094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raph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ymnopi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1236761909122" calcext:value-type="float">
            <text:p>0.0019123676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yrodont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0387881602944" calcext:value-type="float">
            <text:p>0.005503878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eteroph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ygrophor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ypocenomy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Hypochnic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198493289484" calcext:value-type="float">
            <text:p>0.0236198493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ypoxyl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706852029618" calcext:value-type="float">
            <text:p>0.017170685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lyonect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s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Johnalcor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Kabati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acc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entin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70725371423776" calcext:value-type="float">
            <text:p>0.0003707254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eohumico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Letendra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198493289484" calcext:value-type="float">
            <text:p>0.0236198493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lassez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152557288522" calcext:value-type="float">
            <text:p>0.0124152557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icrodoch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ellerodis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ycopapp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yrmecr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yrothec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Neofomit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5633700112021" calcext:value-type="float">
            <text:p>0.00585633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eophysalo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araconiothy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3590030146481" calcext:value-type="float">
            <text:p>0.0048359003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ax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enicill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enicillium</text:p>
          </table:table-cell>
          <table:table-cell office:value-type="float" office:value="0.001437028" calcext:value-type="float">
            <text:p>0.001437028</text:p>
          </table:table-cell>
          <table:table-cell office:value-type="float" office:value="0.027311472" calcext:value-type="float">
            <text:p>0.027311472</text:p>
          </table:table-cell>
          <table:table-cell office:value-type="float" office:value="0.0000699757819286706" calcext:value-type="float">
            <text:p>6.99757819286706E-05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enioph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53042423902" calcext:value-type="float">
            <text:p>0.0165953042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erenn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9926418979105" calcext:value-type="float">
            <text:p>1.49926418979105E-05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hanerocha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0296418712155" calcext:value-type="float">
            <text:p>0.0001302964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hellin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5189579017705" calcext:value-type="float">
            <text:p>0.000006519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hialemon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hle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0737018708617" calcext:value-type="float">
            <text:p>0.000210737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hleb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8896650028157" calcext:value-type="float">
            <text:p>0.0099889665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hyllostic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lectosphae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ocul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olypor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663421587247" calcext:value-type="float">
            <text:p>0.0181663422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sathy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77118507025818" calcext:value-type="float">
            <text:p>0.0008771185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yrenocha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asamso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44802878398419" calcext:value-type="float">
            <text:p>0.0001448029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hodospor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arcostr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chizo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5537850080556" calcext:value-type="float">
            <text:p>0.0025553785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cleromitru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ebac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Selenoph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ept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implicil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516005271504" calcext:value-type="float">
            <text:p>0.0198516005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tagonospor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9226314568734" calcext:value-type="float">
            <text:p>0.0001392263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temphy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809271281312" calcext:value-type="float">
            <text:p>0.0067809271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ubplenodom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ubulicyst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heleph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ment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754951117754" calcext:value-type="float">
            <text:p>0.0222754951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rematosphae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Trimmatostr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rimmatothel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b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ylo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Unci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unidentified</text:p>
          </table:table-cell>
          <table:table-cell office:value-type="float" office:value="0.085620012" calcext:value-type="float">
            <text:p>0.085620012</text:p>
          </table:table-cell>
          <table:table-cell office:value-type="float" office:value="20.36086215" calcext:value-type="float">
            <text:p>20.36086215</text:p>
          </table:table-cell>
          <table:table-cell office:value-type="float" office:value="0.0000000000709585057002244" calcext:value-type="float">
            <text:p>7.09585057002244E-11</text:p>
          </table:table-cell>
          <table:table-cell office:value-type="string" calcext:value-type="string">
            <text:p>Can remove and try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rona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rrucisporo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uillemi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Zasm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198493289484" calcext:value-type="float">
            <text:p>0.0236198493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Zymosept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</table:table>
      <table:table table:name="Sheet4" table:style-name="ta1">
        <table:table-column table:style-name="co1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SNF Cluster Characterization and Luminex</text:p>
          </table:table-cell>
          <table:covered-table-cell table:style-name="ce1"/>
          <table:covered-table-cell table:number-columns-repeated="3"/>
        </table:table-row>
        <table:table-row table:style-name="ro2">
          <table:table-cell table:style-name="ce4" office:value-type="string" calcext:value-type="string">
            <text:p>SlNo</text:p>
          </table:table-cell>
          <table:table-cell table:style-name="ce5" office:value-type="string" calcext:value-type="string" table:number-columns-spanned="4" table:number-rows-spanned="1">
            <text:p><text:s/>Bacteria</text:p>
          </table:table-cell>
          <table:covered-table-cell table:style-name="ce5"/>
          <table:covered-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in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08443426690211" calcext:value-type="float">
            <text:p>4.08443426690211E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tinomyces</text:p>
          </table:table-cell>
          <table:table-cell office:value-type="float" office:value="0" calcext:value-type="float">
            <text:p>0</text:p>
          </table:table-cell>
          <table:table-cell office:value-type="float" office:value="2.373595506" calcext:value-type="float">
            <text:p>2.373595506</text:p>
          </table:table-cell>
          <table:table-cell office:value-type="float" office:value="0.0000000000000371762969986092" calcext:value-type="float">
            <text:p>3.71762969986092E-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topobium</text:p>
          </table:table-cell>
          <table:table-cell office:value-type="float" office:value="0" calcext:value-type="float">
            <text:p>0</text:p>
          </table:table-cell>
          <table:table-cell office:value-type="float" office:value="0.094581813" calcext:value-type="float">
            <text:p>0.094581813</text:p>
          </table:table-cell>
          <table:table-cell office:value-type="float" office:value="0.000000000000100607009725141" calcext:value-type="float">
            <text:p>1.00607009725141E-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lleidia</text:p>
          </table:table-cell>
          <table:table-cell office:value-type="float" office:value="0" calcext:value-type="float">
            <text:p>0</text:p>
          </table:table-cell>
          <table:table-cell office:value-type="float" office:value="0.061500615" calcext:value-type="float">
            <text:p>0.061500615</text:p>
          </table:table-cell>
          <table:table-cell office:value-type="float" office:value="0.000000000000696494244148304" calcext:value-type="float">
            <text:p>6.96494244148304E-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pylobacter</text:p>
          </table:table-cell>
          <table:table-cell office:value-type="float" office:value="0" calcext:value-type="float">
            <text:p>0</text:p>
          </table:table-cell>
          <table:table-cell office:value-type="float" office:value="0.099527246" calcext:value-type="float">
            <text:p>0.099527246</text:p>
          </table:table-cell>
          <table:table-cell office:value-type="float" office:value="3.06589222573695E-015" calcext:value-type="float">
            <text:p>3.06589222573695E-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pnocytophaga</text:p>
          </table:table-cell>
          <table:table-cell office:value-type="float" office:value="0" calcext:value-type="float">
            <text:p>0</text:p>
          </table:table-cell>
          <table:table-cell office:value-type="float" office:value="0.121605189" calcext:value-type="float">
            <text:p>0.121605189</text:p>
          </table:table-cell>
          <table:table-cell office:value-type="float" office:value="0.000000000000834433139702449" calcext:value-type="float">
            <text:p>8.34433139702449E-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on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932241150471166" calcext:value-type="float">
            <text:p>9.32241150471166E-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sobacterium</text:p>
          </table:table-cell>
          <table:table-cell office:value-type="float" office:value="0" calcext:value-type="float">
            <text:p>0</text:p>
          </table:table-cell>
          <table:table-cell office:value-type="float" office:value="0.353912702" calcext:value-type="float">
            <text:p>0.353912702</text:p>
          </table:table-cell>
          <table:table-cell office:value-type="float" office:value="2.4423911509548E-016" calcext:value-type="float">
            <text:p>2.4423911509548E-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mella</text:p>
          </table:table-cell>
          <table:table-cell office:value-type="float" office:value="0" calcext:value-type="float">
            <text:p>0</text:p>
          </table:table-cell>
          <table:table-cell office:value-type="float" office:value="0.412314459" calcext:value-type="float">
            <text:p>0.412314459</text:p>
          </table:table-cell>
          <table:table-cell office:value-type="float" office:value="0.0000000444746935921405" calcext:value-type="float">
            <text:p>4.44746935921405E-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emophilus</text:p>
          </table:table-cell>
          <table:table-cell office:value-type="float" office:value="28.23312718" calcext:value-type="float">
            <text:p>28.23312718</text:p>
          </table:table-cell>
          <table:table-cell office:value-type="float" office:value="3.436426117" calcext:value-type="float">
            <text:p>3.436426117</text:p>
          </table:table-cell>
          <table:table-cell office:value-type="float" office:value="0.0000000247711037787686" calcext:value-type="float">
            <text:p>2.47711037787686E-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ptotrichia</text:p>
          </table:table-cell>
          <table:table-cell office:value-type="float" office:value="0" calcext:value-type="float">
            <text:p>0</text:p>
          </table:table-cell>
          <table:table-cell office:value-type="float" office:value="0.535008141" calcext:value-type="float">
            <text:p>0.535008141</text:p>
          </table:table-cell>
          <table:table-cell office:value-type="float" office:value="3.14417404331889E-017" calcext:value-type="float">
            <text:p>3.14417404331889E-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gasphaera</text:p>
          </table:table-cell>
          <table:table-cell office:value-type="float" office:value="0" calcext:value-type="float">
            <text:p>0</text:p>
          </table:table-cell>
          <table:table-cell office:value-type="float" office:value="0.01492983" calcext:value-type="float">
            <text:p>0.01492983</text:p>
          </table:table-cell>
          <table:table-cell office:value-type="float" office:value="0.0000000221964583823871" calcext:value-type="float">
            <text:p>2.21964583823871E-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g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23386342" calcext:value-type="float">
            <text:p>0.023386342</text:p>
          </table:table-cell>
          <table:table-cell office:value-type="float" office:value="0.0000000000408913751851992" calcext:value-type="float">
            <text:p>4.08913751851992E-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yella</text:p>
          </table:table-cell>
          <table:table-cell office:value-type="float" office:value="0" calcext:value-type="float">
            <text:p>0</text:p>
          </table:table-cell>
          <table:table-cell office:value-type="float" office:value="0.0373413" calcext:value-type="float">
            <text:p>0.0373413</text:p>
          </table:table-cell>
          <table:table-cell office:value-type="float" office:value="0.000000000420586928101118" calcext:value-type="float">
            <text:p>4.20586928101118E-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eisseria</text:p>
          </table:table-cell>
          <table:table-cell office:value-type="float" office:value="0" calcext:value-type="float">
            <text:p>0</text:p>
          </table:table-cell>
          <table:table-cell office:value-type="float" office:value="0.935550936" calcext:value-type="float">
            <text:p>0.935550936</text:p>
          </table:table-cell>
          <table:table-cell office:value-type="float" office:value="0.00000000000528850400511373" calcext:value-type="float">
            <text:p>5.28850400511373E-1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r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68119891" calcext:value-type="float">
            <text:p>0.068119891</text:p>
          </table:table-cell>
          <table:table-cell office:value-type="float" office:value="0.000000000000227929770206948" calcext:value-type="float">
            <text:p>2.27929770206948E-1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rvimonas</text:p>
          </table:table-cell>
          <table:table-cell office:value-type="float" office:value="0" calcext:value-type="float">
            <text:p>0</text:p>
          </table:table-cell>
          <table:table-cell office:value-type="float" office:value="0.023736055" calcext:value-type="float">
            <text:p>0.023736055</text:p>
          </table:table-cell>
          <table:table-cell office:value-type="float" office:value="0.0000000000600443901085088" calcext:value-type="float">
            <text:p>6.00443901085088E-1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ptostrept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726068506485797" calcext:value-type="float">
            <text:p>7.26068506485797E-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rphyromonas</text:p>
          </table:table-cell>
          <table:table-cell office:value-type="float" office:value="0" calcext:value-type="float">
            <text:p>0</text:p>
          </table:table-cell>
          <table:table-cell office:value-type="float" office:value="0.425436632" calcext:value-type="float">
            <text:p>0.425436632</text:p>
          </table:table-cell>
          <table:table-cell office:value-type="float" office:value="0.000000000000174781264484101" calcext:value-type="float">
            <text:p>1.74781264484101E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revotella</text:p>
          </table:table-cell>
          <table:table-cell office:value-type="float" office:value="0" calcext:value-type="float">
            <text:p>0</text:p>
          </table:table-cell>
          <table:table-cell office:value-type="float" office:value="3.974160933" calcext:value-type="float">
            <text:p>3.974160933</text:p>
          </table:table-cell>
          <table:table-cell office:value-type="float" office:value="2.84795787498148E-021" calcext:value-type="float">
            <text:p>2.84795787498148E-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lenomonas</text:p>
          </table:table-cell>
          <table:table-cell office:value-type="float" office:value="0" calcext:value-type="float">
            <text:p>0</text:p>
          </table:table-cell>
          <table:table-cell office:value-type="float" office:value="0.097703957" calcext:value-type="float">
            <text:p>0.097703957</text:p>
          </table:table-cell>
          <table:table-cell office:value-type="float" office:value="7.35645250770507E-015" calcext:value-type="float">
            <text:p>7.35645250770507E-1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reptococcus</text:p>
          </table:table-cell>
          <table:table-cell office:value-type="float" office:value="49.27128361" calcext:value-type="float">
            <text:p>49.27128361</text:p>
          </table:table-cell>
          <table:table-cell office:value-type="float" office:value="16.43300391" calcext:value-type="float">
            <text:p>16.43300391</text:p>
          </table:table-cell>
          <table:table-cell office:value-type="float" office:value="6.88578354657566E-015" calcext:value-type="float">
            <text:p>6.88578354657566E-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annerella</text:p>
          </table:table-cell>
          <table:table-cell office:value-type="float" office:value="0" calcext:value-type="float">
            <text:p>0</text:p>
          </table:table-cell>
          <table:table-cell office:value-type="float" office:value="0.010580891" calcext:value-type="float">
            <text:p>0.010580891</text:p>
          </table:table-cell>
          <table:table-cell office:value-type="float" office:value="0.000000015972690259448" calcext:value-type="float">
            <text:p>0.00000001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illonella</text:p>
          </table:table-cell>
          <table:table-cell office:value-type="float" office:value="0" calcext:value-type="float">
            <text:p>0</text:p>
          </table:table-cell>
          <table:table-cell office:value-type="float" office:value="2.434077079" calcext:value-type="float">
            <text:p>2.434077079</text:p>
          </table:table-cell>
          <table:table-cell office:value-type="float" office:value="1.16448643077938E-017" calcext:value-type="float">
            <text:p>1.16448643077938E-1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ggregati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786636688678837" calcext:value-type="float">
            <text:p>7.86636688678837E-0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ifid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76286893788945" calcext:value-type="float">
            <text:p>5.76286893788945E-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utyrivib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04872384826026" calcext:value-type="float">
            <text:p>5.04872384826026E-0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rdi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8459693598693" calcext:value-type="float">
            <text:p>1.8459693598693E-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oryne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64994151" calcext:value-type="float">
            <text:p>0.064994151</text:p>
          </table:table-cell>
          <table:table-cell office:value-type="float" office:value="0.0000000000000185551326264832" calcext:value-type="float">
            <text:p>1.85551326264832E-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iali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305538568185199" calcext:value-type="float">
            <text:p>3.05538568185199E-0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autropia</text:p>
          </table:table-cell>
          <table:table-cell office:value-type="float" office:value="0" calcext:value-type="float">
            <text:p>0</text:p>
          </table:table-cell>
          <table:table-cell office:value-type="float" office:value="0.016661113" calcext:value-type="float">
            <text:p>0.016661113</text:p>
          </table:table-cell>
          <table:table-cell office:value-type="float" office:value="0.0000000581520346074831" calcext:value-type="float">
            <text:p>5.81520346074831E-0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ludi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05580466867191" calcext:value-type="float">
            <text:p>0.00006055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cardov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4708797428688" calcext:value-type="float">
            <text:p>0.00154708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aphyl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79851724310929" calcext:value-type="float">
            <text:p>6.79851724310929E-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lebsi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9574592860141" calcext:value-type="float">
            <text:p>0.000709574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yramido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706996978225" calcext:value-type="float">
            <text:p>0.024870699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repone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42692455254477" calcext:value-type="float">
            <text:p>1.42692455254477E-0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ili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91765509215287" calcext:value-type="float">
            <text:p>7.91765509215287E-0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rax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367426247751" calcext:value-type="float">
            <text:p>0.01193674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hromo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15803903090818" calcext:value-type="float">
            <text:p>0.0000071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iken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9209261456459" calcext:value-type="float">
            <text:p>0.004692092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ycoplas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0230174514415" calcext:value-type="float">
            <text:p>0.00041023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seudomonas</text:p>
          </table:table-cell>
          <table:table-cell office:value-type="float" office:value="0" calcext:value-type="float">
            <text:p>0</text:p>
          </table:table-cell>
          <table:table-cell office:value-type="float" office:value="0.071933821" calcext:value-type="float">
            <text:p>0.071933821</text:p>
          </table:table-cell>
          <table:table-cell office:value-type="float" office:value="0.0000336051734429918" calcext:value-type="float">
            <text:p>3.36051734429918E-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chwartz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06505002268777" calcext:value-type="float">
            <text:p>0.005065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cineto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706996978225" calcext:value-type="float">
            <text:p>0.024870699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act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01417920336043" calcext:value-type="float">
            <text:p>5.01417920336043E-0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King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459423205557" calcext:value-type="float">
            <text:p>0.004145942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ept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3072021497551" calcext:value-type="float">
            <text:p>0.00183072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G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5311587958901" calcext:value-type="float">
            <text:p>0.00735311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tenotroph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2028665145918" calcext:value-type="float">
            <text:p>0.00592028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lack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628260765795" calcext:value-type="float">
            <text:p>0.0158628261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4" table:number-rows-spanned="1">
            <text:p>Fungi</text:p>
          </table:table-cell>
          <table:covered-table-cell table:style-name="ce5"/>
          <table:covered-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tern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2946185010021" calcext:value-type="float">
            <text:p>1.72946185010021E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pergillus</text:p>
          </table:table-cell>
          <table:table-cell office:value-type="float" office:value="0" calcext:value-type="float">
            <text:p>0</text:p>
          </table:table-cell>
          <table:table-cell office:value-type="float" office:value="0.008635976" calcext:value-type="float">
            <text:p>0.008635976</text:p>
          </table:table-cell>
          <table:table-cell office:value-type="float" office:value="0.00000000000119758122142936" calcext:value-type="float">
            <text:p>1.19758122142936E-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ureobasi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647282496587" calcext:value-type="float">
            <text:p>0.01956472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ricul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531774306057" calcext:value-type="float">
            <text:p>0.00138531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tryt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26580909929457" calcext:value-type="float">
            <text:p>1.26580909929457E-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uller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39394095115" calcext:value-type="float">
            <text:p>0.01019393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doph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39394095115" calcext:value-type="float">
            <text:p>0.01019393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ndida</text:p>
          </table:table-cell>
          <table:table-cell office:value-type="float" office:value="83.17112583" calcext:value-type="float">
            <text:p>83.17112583</text:p>
          </table:table-cell>
          <table:table-cell office:value-type="float" office:value="96.12068648" calcext:value-type="float">
            <text:p>96.12068648</text:p>
          </table:table-cell>
          <table:table-cell office:value-type="float" office:value="0.000269767776066509" calcext:value-type="float">
            <text:p>0.00026976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er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760465565334" calcext:value-type="float">
            <text:p>0.00133760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adospo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775870996441" calcext:value-type="float">
            <text:p>0.01277758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avi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81791863252537" calcext:value-type="float">
            <text:p>1.81791863252537E-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prin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647282496587" calcext:value-type="float">
            <text:p>0.01956472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yptococcus</text:p>
          </table:table-cell>
          <table:table-cell office:value-type="float" office:value="0.898430824" calcext:value-type="float">
            <text:p>0.898430824</text:p>
          </table:table-cell>
          <table:table-cell office:value-type="float" office:value="0" calcext:value-type="float">
            <text:p>0</text:p>
          </table:table-cell>
          <table:table-cell office:value-type="float" office:value="1.5518624724277E-022" calcext:value-type="float">
            <text:p>1.5518624724277E-2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urvul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1682359466019" calcext:value-type="float">
            <text:p>0.001716823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anode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280636348014" calcext:value-type="float">
            <text:p>0.002172806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rammothe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0559881631814" calcext:value-type="float">
            <text:p>0.00031055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nsenia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589031206567" calcext:value-type="float">
            <text:p>0.003558903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ssatchenk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9595757108373" calcext:value-type="float">
            <text:p>0.00819595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entin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2028665145918" calcext:value-type="float">
            <text:p>0.00592028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gnusi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584819951239" calcext:value-type="float">
            <text:p>0.02005848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assez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4286310666611" calcext:value-type="float">
            <text:p>0.002642863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enicillium</text:p>
          </table:table-cell>
          <table:table-cell office:value-type="float" office:value="0.2598350015" calcext:value-type="float">
            <text:p>0.2598350015</text:p>
          </table:table-cell>
          <table:table-cell office:value-type="float" office:value="0.001457046" calcext:value-type="float">
            <text:p>0.001457046</text:p>
          </table:table-cell>
          <table:table-cell office:value-type="float" office:value="0.0000916930870475587" calcext:value-type="float">
            <text:p>9.16930870475587E-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nioph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0099928817906" calcext:value-type="float">
            <text:p>0.000660099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erenn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2028665145918" calcext:value-type="float">
            <text:p>0.005920286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estalot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706996978225" calcext:value-type="float">
            <text:p>0.02487069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eyronella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5736672807391" calcext:value-type="float">
            <text:p>0.00465736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haeoacremon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706996978225" calcext:value-type="float">
            <text:p>0.024870699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haeosphae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649642881018" calcext:value-type="float">
            <text:p>0.017664964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hanerocha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8223646941718" calcext:value-type="float">
            <text:p>1.68223646941718E-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hellin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4550015857474" calcext:value-type="float">
            <text:p>0.0003045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hialemon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39394095115" calcext:value-type="float">
            <text:p>0.010193939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hle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68702599788561" calcext:value-type="float">
            <text:p>0.000468702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hleb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70449487708503" calcext:value-type="float">
            <text:p>0.000670449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ich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9914075682421" calcext:value-type="float">
            <text:p>0.000429914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neumocyst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39394095115" calcext:value-type="float">
            <text:p>0.010193939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olypor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2151665875493" calcext:value-type="float">
            <text:p>0.007521516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sathy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564600188735" calcext:value-type="float">
            <text:p>0.0174564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seudogymnoas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8991283942046" calcext:value-type="float">
            <text:p>0.00218991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esinic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33245409516" calcext:value-type="float">
            <text:p>0.000111133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accharomyces</text:p>
          </table:table-cell>
          <table:table-cell office:value-type="float" office:value="4.7202859905" calcext:value-type="float">
            <text:p>4.7202859905</text:p>
          </table:table-cell>
          <table:table-cell office:value-type="float" office:value="0.037071084" calcext:value-type="float">
            <text:p>0.037071084</text:p>
          </table:table-cell>
          <table:table-cell office:value-type="float" office:value="0.0000000000705217847781474" calcext:value-type="float">
            <text:p>7.05217847781474E-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rocla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17942785525" calcext:value-type="float">
            <text:p>0.015401794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chizophyll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772757536959" calcext:value-type="float">
            <text:p>0.000198772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copuloi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17942785525" calcext:value-type="float">
            <text:p>0.015401794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implicil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385052288563" calcext:value-type="float">
            <text:p>0.00150385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richospo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54593087990766" calcext:value-type="float">
            <text:p>6.54593087990766E-0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ntu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816924718996" calcext:value-type="float">
            <text:p>0.014581692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Wickerham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66542857727673" calcext:value-type="float">
            <text:p>0.0008665429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4" table:number-rows-spanned="1">
            <text:p>Luminex</text:p>
          </table:table-cell>
          <table:covered-table-cell table:style-name="ce5"/>
          <table:covered-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otaxin <text:s/></text:p>
          </table:table-cell>
          <table:table-cell office:value-type="float" office:value="0.042600632" calcext:value-type="float">
            <text:p>0.042600632</text:p>
          </table:table-cell>
          <table:table-cell office:value-type="float" office:value="0.304748031" calcext:value-type="float">
            <text:p>0.304748031</text:p>
          </table:table-cell>
          <table:table-cell office:value-type="float" office:value="0.0000459067694203892" calcext:value-type="float">
            <text:p>4.59067694203892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L-13 <text:s/></text:p>
          </table:table-cell>
          <table:table-cell office:value-type="float" office:value="0.06775612" calcext:value-type="float">
            <text:p>0.06775612</text:p>
          </table:table-cell>
          <table:table-cell office:value-type="float" office:value="0.159684572" calcext:value-type="float">
            <text:p>0.159684572</text:p>
          </table:table-cell>
          <table:table-cell office:value-type="float" office:value="0.0136328603819774" calcext:value-type="float">
            <text:p>0.01363286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-9 <text:s/></text:p>
          </table:table-cell>
          <table:table-cell office:value-type="float" office:value="0.001899758" calcext:value-type="float">
            <text:p>0.001899758</text:p>
          </table:table-cell>
          <table:table-cell office:value-type="float" office:value="0.008646468" calcext:value-type="float">
            <text:p>0.008646468</text:p>
          </table:table-cell>
          <table:table-cell office:value-type="float" office:value="0.00199494910359985" calcext:value-type="float">
            <text:p>0.00199494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CP-3 <text:s/></text:p>
          </table:table-cell>
          <table:table-cell office:value-type="float" office:value="1.1110884" calcext:value-type="float">
            <text:p>1.1110884</text:p>
          </table:table-cell>
          <table:table-cell office:value-type="float" office:value="1.983606394" calcext:value-type="float">
            <text:p>1.983606394</text:p>
          </table:table-cell>
          <table:table-cell office:value-type="float" office:value="0.00063809998224752" calcext:value-type="float">
            <text:p>0.000638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DGF-AB/BB <text:s/></text:p>
          </table:table-cell>
          <table:table-cell office:value-type="float" office:value="0.8576461" calcext:value-type="float">
            <text:p>0.8576461</text:p>
          </table:table-cell>
          <table:table-cell office:value-type="float" office:value="2.089938989" calcext:value-type="float">
            <text:p>2.089938989</text:p>
          </table:table-cell>
          <table:table-cell office:value-type="float" office:value="0.0000146588045312207" calcext:value-type="float">
            <text:p>1.46588045312207E-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NFb <text:s/></text:p>
          </table:table-cell>
          <table:table-cell office:value-type="float" office:value="0.04521079" calcext:value-type="float">
            <text:p>0.04521079</text:p>
          </table:table-cell>
          <table:table-cell office:value-type="float" office:value="0.069145915" calcext:value-type="float">
            <text:p>0.069145915</text:p>
          </table:table-cell>
          <table:table-cell office:value-type="float" office:value="0.0179506619470014" calcext:value-type="float">
            <text:p>0.0179506619</text:p>
          </table:table-cell>
        </table:table-row>
      </table:table>
      <table:table table:name="Bacteria" table:style-name="ta1">
        <table:table-column table:style-name="co1" table:default-cell-style-name="ce7"/>
        <table:table-column table:style-name="co15" table:default-cell-style-name="ce3"/>
        <table:table-column table:style-name="co1" table:default-cell-style-name="ce3"/>
        <table:table-column table:style-name="co11" table:default-cell-style-name="ce3"/>
        <table:table-column table:style-name="co1" table:default-cell-style-name="ce3"/>
        <table:table-row table:style-name="ro2">
          <table:table-cell table:style-name="ce5" office:value-type="string" calcext:value-type="string" table:number-columns-spanned="5" table:number-rows-spanned="1">
            <text:p>Bacteria (Silhouette: 0.353)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2">
          <table:table-cell table:style-name="ce2" office:value-type="string" calcext:value-type="string">
            <text:p>Slno</text:p>
          </table:table-cell>
          <table:table-cell table:style-name="ce4" office:value-type="string" calcext:value-type="string">
            <text:p>Outcomes</text:p>
          </table:table-cell>
          <table:table-cell table:style-name="ce4" office:value-type="string" calcext:value-type="string">
            <text:p>Cluster 1(88)</text:p>
          </table:table-cell>
          <table:table-cell table:style-name="ce4" office:value-type="string" calcext:value-type="string">
            <text:p>Cluster 2(141)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SI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.terrius conodial burden</text:p>
          </table:table-cell>
          <table:table-cell office:value-type="float" office:value="3202.2" calcext:value-type="float">
            <text:p>3202.2</text:p>
          </table:table-cell>
          <table:table-cell office:value-type="float" office:value="1282.4" calcext:value-type="float">
            <text:p>1282.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MRC Sco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0034" calcext:value-type="float">
            <text:p>3.40E-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 of Hospitialization bf stu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 of Exacerbation bf stu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haled Corticosteriod (yes,no)</text:p>
          </table:table-cell>
          <table:table-cell office:value-type="string" calcext:value-type="string">
            <text:p>(41,59)</text:p>
          </table:table-cell>
          <table:table-cell office:value-type="string" calcext:value-type="string">
            <text:p>(27,73)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colytic (yes,no)</text:p>
          </table:table-cell>
          <table:table-cell office:value-type="string" calcext:value-type="string">
            <text:p>(20,79.5)</text:p>
          </table:table-cell>
          <table:table-cell office:value-type="string" calcext:value-type="string">
            <text:p>(34,66)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MI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table:style-name="ce6" office:value-type="float" office:value="0.0000069" calcext:value-type="float">
            <text:p>6.90E-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sian European (Asia,control,Eu)</text:p>
          </table:table-cell>
          <table:table-cell office:value-type="string" calcext:value-type="string">
            <text:p>(21.5,0,78.4)</text:p>
          </table:table-cell>
          <table:table-cell office:value-type="string" calcext:value-type="string">
            <text:p>(75.2,7,17.7)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2">
          <table:table-cell/>
          <table:table-cell table:style-name="ce5" office:value-type="string" calcext:value-type="string">
            <text:p>Fungi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Sl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tern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88385552934528" calcext:value-type="float">
            <text:p>0.00048838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pergillus</text:p>
          </table:table-cell>
          <table:table-cell office:value-type="float" office:value="0.0009520905" calcext:value-type="float">
            <text:p>0.0009520905</text:p>
          </table:table-cell>
          <table:table-cell office:value-type="float" office:value="0.00703002" calcext:value-type="float">
            <text:p>0.00703002</text:p>
          </table:table-cell>
          <table:table-cell office:value-type="float" office:value="0.000183516381375652" calcext:value-type="float">
            <text:p>0.00018351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uricul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250364276864" calcext:value-type="float">
            <text:p>0.02172503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otryt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364596789111543" calcext:value-type="float">
            <text:p>3.64596789111543E-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ndida</text:p>
          </table:table-cell>
          <table:table-cell office:value-type="float" office:value="85.383149305" calcext:value-type="float">
            <text:p>85.383149305</text:p>
          </table:table-cell>
          <table:table-cell office:value-type="float" office:value="94.88870394" calcext:value-type="float">
            <text:p>94.88870394</text:p>
          </table:table-cell>
          <table:table-cell office:value-type="float" office:value="0.00866353026312992" calcext:value-type="float">
            <text:p>0.008663530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er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84561219927" calcext:value-type="float">
            <text:p>0.00758456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avis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312204392751131" calcext:value-type="float">
            <text:p>3.12204392751131E-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yptococcus</text:p>
          </table:table-cell>
          <table:table-cell office:value-type="float" office:value="0.0016154115" calcext:value-type="float">
            <text:p>0.00161541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869271895481283" calcext:value-type="float">
            <text:p>8.69271895481283E-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urvula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3583375738259" calcext:value-type="float">
            <text:p>0.00403583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usco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anoder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17448874659" calcext:value-type="float">
            <text:p>0.01029174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rammothe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1363902947854" calcext:value-type="float">
            <text:p>0.00069136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ymenocha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Kluyver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gnusi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575023214486" calcext:value-type="float">
            <text:p>0.022357502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lassez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851562315286" calcext:value-type="float">
            <text:p>0.01648515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ycosphae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75395593269768" calcext:value-type="float">
            <text:p>0.00097539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nicillium</text:p>
          </table:table-cell>
          <table:table-cell office:value-type="float" office:value="0.067529459" calcext:value-type="float">
            <text:p>0.067529459</text:p>
          </table:table-cell>
          <table:table-cell office:value-type="float" office:value="0.00093494" calcext:value-type="float">
            <text:p>0.00093494</text:p>
          </table:table-cell>
          <table:table-cell office:value-type="float" office:value="0.0000000112517551513096" calcext:value-type="float">
            <text:p>1.12517551513096E-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enioph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804933744361" calcext:value-type="float">
            <text:p>0.02358049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rennip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133618913534" calcext:value-type="float">
            <text:p>0.01451336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erico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9709005173992" calcext:value-type="float">
            <text:p>0.00799709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estalot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5905404932571" calcext:value-type="float">
            <text:p>0.0054590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yronella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7260924095763" calcext:value-type="float">
            <text:p>0.00037260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hanerocha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06908610393476" calcext:value-type="float">
            <text:p>2.06908610393476E-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hellin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45088887589568" calcext:value-type="float">
            <text:p>0.00014508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hle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356439839698" calcext:value-type="float">
            <text:p>0.02223564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ho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71809626302" calcext:value-type="float">
            <text:p>0.0136771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ich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489398299926" calcext:value-type="float">
            <text:p>0.015948939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seudogymnoas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151210280416" calcext:value-type="float">
            <text:p>0.01401512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sinic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5898833413955" calcext:value-type="float">
            <text:p>8.5898833413955E-0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accharomyces</text:p>
          </table:table-cell>
          <table:table-cell office:value-type="float" office:value="1.3161970295" calcext:value-type="float">
            <text:p>1.3161970295</text:p>
          </table:table-cell>
          <table:table-cell office:value-type="float" office:value="0.037071084" calcext:value-type="float">
            <text:p>0.037071084</text:p>
          </table:table-cell>
          <table:table-cell office:value-type="float" office:value="0.00000794889954176253" calcext:value-type="float">
            <text:p>7.94889954176253E-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chizophyll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0190480093216" calcext:value-type="float">
            <text:p>0.000100190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chizop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copuloid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771809626302" calcext:value-type="float">
            <text:p>0.01367718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porobol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2524655808563" calcext:value-type="float">
            <text:p>0.002625246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terigmat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287691803069" calcext:value-type="float">
            <text:p>0.01172876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richospo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9897240321908" calcext:value-type="float">
            <text:p>9.897240321908E-0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deni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49452844314" calcext:value-type="float">
            <text:p>0.010904945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ntu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8272582897789" calcext:value-type="float">
            <text:p>0.005482725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allem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3623725551511" calcext:value-type="float">
            <text:p>0.004336237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Wickerhamomyc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0056432362456" calcext:value-type="float">
            <text:p>0.001200564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ylod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8272582897789" calcext:value-type="float">
            <text:p>0.0054827258</text:p>
          </table:table-cell>
        </table:table-row>
        <table:table-row table:style-name="ro2">
          <table:table-cell table:style-name="ce3"/>
          <table:table-cell table:style-name="ce5" office:value-type="string" calcext:value-type="string">
            <text:p>Luminex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Sl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otaxin <text:s/></text:p>
          </table:table-cell>
          <table:table-cell office:value-type="float" office:value="0.0635831125" calcext:value-type="float">
            <text:p>0.0635831125</text:p>
          </table:table-cell>
          <table:table-cell office:value-type="float" office:value="0.2627420115" calcext:value-type="float">
            <text:p>0.2627420115</text:p>
          </table:table-cell>
          <table:table-cell office:value-type="float" office:value="0.00991136199060112" calcext:value-type="float">
            <text:p>0.00991136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lt-3L <text:s/></text:p>
          </table:table-cell>
          <table:table-cell office:value-type="float" office:value="0.545186581" calcext:value-type="float">
            <text:p>0.545186581</text:p>
          </table:table-cell>
          <table:table-cell office:value-type="float" office:value="1.4525963235" calcext:value-type="float">
            <text:p>1.4525963235</text:p>
          </table:table-cell>
          <table:table-cell office:value-type="float" office:value="0.0103743080012643" calcext:value-type="float">
            <text:p>0.010374308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ractalkine <text:s/></text:p>
          </table:table-cell>
          <table:table-cell office:value-type="float" office:value="13.86692086" calcext:value-type="float">
            <text:p>13.86692086</text:p>
          </table:table-cell>
          <table:table-cell office:value-type="float" office:value="21.75014136" calcext:value-type="float">
            <text:p>21.75014136</text:p>
          </table:table-cell>
          <table:table-cell office:value-type="float" office:value="0.00367913716820389" calcext:value-type="float">
            <text:p>0.0036791372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IL-13 <text:s/></text:p>
          </table:table-cell>
          <table:table-cell office:value-type="float" office:value="0.07134942" calcext:value-type="float">
            <text:p>0.07134942</text:p>
          </table:table-cell>
          <table:table-cell office:value-type="float" office:value="0.1933988585" calcext:value-type="float">
            <text:p>0.1933988585</text:p>
          </table:table-cell>
          <table:table-cell office:value-type="float" office:value="0.0116520761039374" calcext:value-type="float">
            <text:p>0.0116520761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L-1b <text:s/></text:p>
          </table:table-cell>
          <table:table-cell office:value-type="float" office:value="185.33664595" calcext:value-type="float">
            <text:p>185.33664595</text:p>
          </table:table-cell>
          <table:table-cell office:value-type="float" office:value="40.596539805" calcext:value-type="float">
            <text:p>40.596539805</text:p>
          </table:table-cell>
          <table:table-cell office:value-type="float" office:value="0.00553515262571463" calcext:value-type="float">
            <text:p>0.0055351526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IL-4 <text:s/></text:p>
          </table:table-cell>
          <table:table-cell office:value-type="float" office:value="1.332177107" calcext:value-type="float">
            <text:p>1.332177107</text:p>
          </table:table-cell>
          <table:table-cell office:value-type="float" office:value="0.5435721045" calcext:value-type="float">
            <text:p>0.5435721045</text:p>
          </table:table-cell>
          <table:table-cell office:value-type="float" office:value="0.0124194338861677" calcext:value-type="float">
            <text:p>0.0124194339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L-9 <text:s/></text:p>
          </table:table-cell>
          <table:table-cell office:value-type="float" office:value="0.002119426" calcext:value-type="float">
            <text:p>0.002119426</text:p>
          </table:table-cell>
          <table:table-cell office:value-type="float" office:value="0.0145916445" calcext:value-type="float">
            <text:p>0.0145916445</text:p>
          </table:table-cell>
          <table:table-cell office:value-type="float" office:value="0.00273286578286787" calcext:value-type="float">
            <text:p>0.0027328658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CP-3 <text:s/></text:p>
          </table:table-cell>
          <table:table-cell office:value-type="float" office:value="1.168815306" calcext:value-type="float">
            <text:p>1.168815306</text:p>
          </table:table-cell>
          <table:table-cell office:value-type="float" office:value="2.235986955" calcext:value-type="float">
            <text:p>2.235986955</text:p>
          </table:table-cell>
          <table:table-cell office:value-type="float" office:value="0.000615369527925819" calcext:value-type="float">
            <text:p>0.0006153695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DGF-AA <text:s/></text:p>
          </table:table-cell>
          <table:table-cell office:value-type="float" office:value="0.3280893795" calcext:value-type="float">
            <text:p>0.3280893795</text:p>
          </table:table-cell>
          <table:table-cell office:value-type="float" office:value="0.8001872605" calcext:value-type="float">
            <text:p>0.8001872605</text:p>
          </table:table-cell>
          <table:table-cell office:value-type="float" office:value="0.0000719062471911074" calcext:value-type="float">
            <text:p>7.19062471911074E-05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PDGF-AB/BB <text:s/></text:p>
          </table:table-cell>
          <table:table-cell office:value-type="float" office:value="1.012999908" calcext:value-type="float">
            <text:p>1.012999908</text:p>
          </table:table-cell>
          <table:table-cell office:value-type="float" office:value="2.091780777" calcext:value-type="float">
            <text:p>2.091780777</text:p>
          </table:table-cell>
          <table:table-cell office:value-type="float" office:value="0.000408667730781658" calcext:value-type="float">
            <text:p>0.0004086677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RANTES <text:s/></text:p>
          </table:table-cell>
          <table:table-cell office:value-type="float" office:value="1.233844311" calcext:value-type="float">
            <text:p>1.233844311</text:p>
          </table:table-cell>
          <table:table-cell office:value-type="float" office:value="1.7142856595" calcext:value-type="float">
            <text:p>1.7142856595</text:p>
          </table:table-cell>
          <table:table-cell office:value-type="float" office:value="0.0159420479470914" calcext:value-type="float">
            <text:p>0.0159420479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TNFa <text:s/></text:p>
          </table:table-cell>
          <table:table-cell office:value-type="float" office:value="42.135945555" calcext:value-type="float">
            <text:p>42.135945555</text:p>
          </table:table-cell>
          <table:table-cell office:value-type="float" office:value="17.720507575" calcext:value-type="float">
            <text:p>17.720507575</text:p>
          </table:table-cell>
          <table:table-cell office:value-type="float" office:value="0.00470421948524395" calcext:value-type="float">
            <text:p>0.0047042195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TNFb <text:s/></text:p>
          </table:table-cell>
          <table:table-cell office:value-type="float" office:value="0.046448948" calcext:value-type="float">
            <text:p>0.046448948</text:p>
          </table:table-cell>
          <table:table-cell office:value-type="float" office:value="0.071833063" calcext:value-type="float">
            <text:p>0.071833063</text:p>
          </table:table-cell>
          <table:table-cell office:value-type="float" office:value="0.0169461562136543" calcext:value-type="float">
            <text:p>0.0169461562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sCD40L <text:s/></text:p>
          </table:table-cell>
          <table:table-cell office:value-type="float" office:value="0.956065171" calcext:value-type="float">
            <text:p>0.956065171</text:p>
          </table:table-cell>
          <table:table-cell office:value-type="float" office:value="0.57677553" calcext:value-type="float">
            <text:p>0.57677553</text:p>
          </table:table-cell>
          <table:table-cell office:value-type="float" office:value="0.0174153906616476" calcext:value-type="float">
            <text:p>0.0174153907</text:p>
          </table:table-cell>
        </table:table-row>
      </table:table>
      <table:table table:name="Fungi" table:style-name="ta1">
        <table:table-column table:style-name="co9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" table:default-cell-style-name="ce3"/>
        <table:table-row table:style-name="ro2">
          <table:table-cell table:style-name="ce5" office:value-type="string" calcext:value-type="string" table:number-columns-spanned="5" table:number-rows-spanned="1">
            <text:p>Fungi (Silhouette: 0.761)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2">
          <table:table-cell table:style-name="ce2" office:value-type="string" calcext:value-type="string">
            <text:p>Slno</text:p>
          </table:table-cell>
          <table:table-cell table:style-name="ce4" office:value-type="string" calcext:value-type="string">
            <text:p>Outcomes</text:p>
          </table:table-cell>
          <table:table-cell table:style-name="ce4" office:value-type="string" calcext:value-type="string">
            <text:p>Cluster 1(195)</text:p>
          </table:table-cell>
          <table:table-cell table:style-name="ce4" office:value-type="string" calcext:value-type="string">
            <text:p>Cluster 2(34)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ian European (Asia,control,Eu)</text:p>
          </table:table-cell>
          <table:table-cell office:value-type="string" calcext:value-type="string">
            <text:p>(53,2.5,44.5)</text:p>
          </table:table-cell>
          <table:table-cell office:value-type="string" calcext:value-type="string">
            <text:p>(64.7,14.7,20.5)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2">
          <table:table-cell table:style-name="ce7"/>
          <table:table-cell table:style-name="ce5" office:value-type="string" calcext:value-type="string">
            <text:p>Bacteria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Sl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in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465428972963" calcext:value-type="float">
            <text:p>0.01294654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tinomyces</text:p>
          </table:table-cell>
          <table:table-cell office:value-type="float" office:value="1.362168235" calcext:value-type="float">
            <text:p>1.362168235</text:p>
          </table:table-cell>
          <table:table-cell office:value-type="float" office:value="3.032245479" calcext:value-type="float">
            <text:p>3.032245479</text:p>
          </table:table-cell>
          <table:table-cell office:value-type="float" office:value="0.000934790684670561" calcext:value-type="float">
            <text:p>0.00093479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topobium</text:p>
          </table:table-cell>
          <table:table-cell office:value-type="float" office:value="0.043471961" calcext:value-type="float">
            <text:p>0.043471961</text:p>
          </table:table-cell>
          <table:table-cell office:value-type="float" office:value="0.155396225" calcext:value-type="float">
            <text:p>0.155396225</text:p>
          </table:table-cell>
          <table:table-cell office:value-type="float" office:value="0.0002208291438822" calcext:value-type="float">
            <text:p>0.00022082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lleidia</text:p>
          </table:table-cell>
          <table:table-cell office:value-type="float" office:value="0" calcext:value-type="float">
            <text:p>0</text:p>
          </table:table-cell>
          <table:table-cell office:value-type="float" office:value="0.0963096645" calcext:value-type="float">
            <text:p>0.0963096645</text:p>
          </table:table-cell>
          <table:table-cell office:value-type="float" office:value="0.000205548469120991" calcext:value-type="float">
            <text:p>0.00020554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pylobacter</text:p>
          </table:table-cell>
          <table:table-cell office:value-type="float" office:value="0.038240918" calcext:value-type="float">
            <text:p>0.038240918</text:p>
          </table:table-cell>
          <table:table-cell office:value-type="float" office:value="0.134541859" calcext:value-type="float">
            <text:p>0.134541859</text:p>
          </table:table-cell>
          <table:table-cell office:value-type="float" office:value="0.00489987395154734" calcext:value-type="float">
            <text:p>0.0048998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pnocytophaga</text:p>
          </table:table-cell>
          <table:table-cell office:value-type="float" office:value="0.029682398" calcext:value-type="float">
            <text:p>0.029682398</text:p>
          </table:table-cell>
          <table:table-cell office:value-type="float" office:value="0.339762185" calcext:value-type="float">
            <text:p>0.339762185</text:p>
          </table:table-cell>
          <table:table-cell office:value-type="float" office:value="0.000235696820197441" calcext:value-type="float">
            <text:p>0.00023569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onella</text:p>
          </table:table-cell>
          <table:table-cell office:value-type="float" office:value="0" calcext:value-type="float">
            <text:p>0</text:p>
          </table:table-cell>
          <table:table-cell office:value-type="float" office:value="0.027830025" calcext:value-type="float">
            <text:p>0.027830025</text:p>
          </table:table-cell>
          <table:table-cell office:value-type="float" office:value="0.000109569907117212" calcext:value-type="float">
            <text:p>0.00010956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sobacterium</text:p>
          </table:table-cell>
          <table:table-cell office:value-type="float" office:value="0.110639867" calcext:value-type="float">
            <text:p>0.110639867</text:p>
          </table:table-cell>
          <table:table-cell office:value-type="float" office:value="0.4676046585" calcext:value-type="float">
            <text:p>0.4676046585</text:p>
          </table:table-cell>
          <table:table-cell office:value-type="float" office:value="0.000382851896782755" calcext:value-type="float">
            <text:p>0.00038285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ptotrichia</text:p>
          </table:table-cell>
          <table:table-cell office:value-type="float" office:value="0.118694362" calcext:value-type="float">
            <text:p>0.118694362</text:p>
          </table:table-cell>
          <table:table-cell office:value-type="float" office:value="1.1427063455" calcext:value-type="float">
            <text:p>1.1427063455</text:p>
          </table:table-cell>
          <table:table-cell office:value-type="float" office:value="0.0000126071630888481" calcext:value-type="float">
            <text:p>1.26071630888481E-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gasphaera</text:p>
          </table:table-cell>
          <table:table-cell office:value-type="float" office:value="0" calcext:value-type="float">
            <text:p>0</text:p>
          </table:table-cell>
          <table:table-cell office:value-type="float" office:value="0.03418686" calcext:value-type="float">
            <text:p>0.03418686</text:p>
          </table:table-cell>
          <table:table-cell office:value-type="float" office:value="0.00671818345600065" calcext:value-type="float">
            <text:p>0.00671818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g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458123885" calcext:value-type="float">
            <text:p>0.0458123885</text:p>
          </table:table-cell>
          <table:table-cell office:value-type="float" office:value="0.000006131912286163" calcext:value-type="float">
            <text:p>6.131912286163E-0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ryella</text:p>
          </table:table-cell>
          <table:table-cell office:value-type="float" office:value="0" calcext:value-type="float">
            <text:p>0</text:p>
          </table:table-cell>
          <table:table-cell office:value-type="float" office:value="0.060391421" calcext:value-type="float">
            <text:p>0.060391421</text:p>
          </table:table-cell>
          <table:table-cell office:value-type="float" office:value="0.000433657154515516" calcext:value-type="float">
            <text:p>0.000433657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eisseria</text:p>
          </table:table-cell>
          <table:table-cell office:value-type="float" office:value="0.206536265" calcext:value-type="float">
            <text:p>0.206536265</text:p>
          </table:table-cell>
          <table:table-cell office:value-type="float" office:value="3.7471861595" calcext:value-type="float">
            <text:p>3.7471861595</text:p>
          </table:table-cell>
          <table:table-cell office:value-type="float" office:value="0.0003251545526722" calcext:value-type="float">
            <text:p>0.000325154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ribacterium</text:p>
          </table:table-cell>
          <table:table-cell office:value-type="float" office:value="0.024227741" calcext:value-type="float">
            <text:p>0.024227741</text:p>
          </table:table-cell>
          <table:table-cell office:value-type="float" office:value="0.1396199555" calcext:value-type="float">
            <text:p>0.1396199555</text:p>
          </table:table-cell>
          <table:table-cell office:value-type="float" office:value="0.0000691419503970883" calcext:value-type="float">
            <text:p>0.0000691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rvimonas</text:p>
          </table:table-cell>
          <table:table-cell office:value-type="float" office:value="0" calcext:value-type="float">
            <text:p>0</text:p>
          </table:table-cell>
          <table:table-cell office:value-type="float" office:value="0.049164575" calcext:value-type="float">
            <text:p>0.049164575</text:p>
          </table:table-cell>
          <table:table-cell office:value-type="float" office:value="0.00301136771825521" calcext:value-type="float">
            <text:p>0.003011367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ptostreptococcus</text:p>
          </table:table-cell>
          <table:table-cell office:value-type="float" office:value="0" calcext:value-type="float">
            <text:p>0</text:p>
          </table:table-cell>
          <table:table-cell office:value-type="float" office:value="0.04178753" calcext:value-type="float">
            <text:p>0.04178753</text:p>
          </table:table-cell>
          <table:table-cell office:value-type="float" office:value="0.000208974817791008" calcext:value-type="float">
            <text:p>0.00020897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rphyromonas</text:p>
          </table:table-cell>
          <table:table-cell office:value-type="float" office:value="0.083305565" calcext:value-type="float">
            <text:p>0.083305565</text:p>
          </table:table-cell>
          <table:table-cell office:value-type="float" office:value="0.5284397325" calcext:value-type="float">
            <text:p>0.5284397325</text:p>
          </table:table-cell>
          <table:table-cell office:value-type="float" office:value="0.0027699813776502" calcext:value-type="float">
            <text:p>0.00276998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revotella</text:p>
          </table:table-cell>
          <table:table-cell office:value-type="float" office:value="1.438955645" calcext:value-type="float">
            <text:p>1.438955645</text:p>
          </table:table-cell>
          <table:table-cell office:value-type="float" office:value="5.2700802885" calcext:value-type="float">
            <text:p>5.2700802885</text:p>
          </table:table-cell>
          <table:table-cell office:value-type="float" office:value="0.000448707855260548" calcext:value-type="float">
            <text:p>0.000448707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elenomonas</text:p>
          </table:table-cell>
          <table:table-cell office:value-type="float" office:value="0.032133676" calcext:value-type="float">
            <text:p>0.032133676</text:p>
          </table:table-cell>
          <table:table-cell office:value-type="float" office:value="0.0610086585" calcext:value-type="float">
            <text:p>0.0610086585</text:p>
          </table:table-cell>
          <table:table-cell office:value-type="float" office:value="0.019483081836496" calcext:value-type="float">
            <text:p>0.01948308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illonella</text:p>
          </table:table-cell>
          <table:table-cell office:value-type="float" office:value="1.313903488" calcext:value-type="float">
            <text:p>1.313903488</text:p>
          </table:table-cell>
          <table:table-cell office:value-type="float" office:value="3.0855981595" calcext:value-type="float">
            <text:p>3.0855981595</text:p>
          </table:table-cell>
          <table:table-cell office:value-type="float" office:value="0.0014465177545056" calcext:value-type="float">
            <text:p>0.00144651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ggregati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079672546498" calcext:value-type="float">
            <text:p>0.02490796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utyrivib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963366791539981" calcext:value-type="float">
            <text:p>9.63366791539981E-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orynebacterium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790766795" calcext:value-type="float">
            <text:p>0.0790766795</text:p>
          </table:table-cell>
          <table:table-cell office:value-type="float" office:value="0.0104436402667238" calcext:value-type="float">
            <text:p>0.01044364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autropia</text:p>
          </table:table-cell>
          <table:table-cell office:value-type="float" office:value="0" calcext:value-type="float">
            <text:p>0</text:p>
          </table:table-cell>
          <table:table-cell office:value-type="float" office:value="0.121720849" calcext:value-type="float">
            <text:p>0.121720849</text:p>
          </table:table-cell>
          <table:table-cell office:value-type="float" office:value="0.0000639862653950047" calcext:value-type="float">
            <text:p>6.39862653950047E-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cardov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684731453764" calcext:value-type="float">
            <text:p>0.024268473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harp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405095070113" calcext:value-type="float">
            <text:p>0.023740509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reponema</text:p>
          </table:table-cell>
          <table:table-cell office:value-type="float" office:value="0" calcext:value-type="float">
            <text:p>0</text:p>
          </table:table-cell>
          <table:table-cell office:value-type="float" office:value="0.0060686975" calcext:value-type="float">
            <text:p>0.0060686975</text:p>
          </table:table-cell>
          <table:table-cell office:value-type="float" office:value="0.0063917416811927" calcext:value-type="float">
            <text:p>0.00639174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ilifa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0841880551684" calcext:value-type="float">
            <text:p>0.00700841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chromobac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9309562809622" calcext:value-type="float">
            <text:p>0.007793095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act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541363739879" calcext:value-type="float">
            <text:p>0.002454136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hryseo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323037125924" calcext:value-type="float">
            <text:p>0.00573230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eptococ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332464188027" calcext:value-type="float">
            <text:p>0.001033246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eptoniphi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640553179619" calcext:value-type="float">
            <text:p>0.01796405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bilunc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189682273625" calcext:value-type="float">
            <text:p>0.000355189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vibacter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naerovor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6623909498518" calcext:value-type="float">
            <text:p>0.002166239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ctinobacul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radyrhizob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754951117754" calcext:value-type="float">
            <text:p>0.022275495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fip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lesi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ryoco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alsto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622161000969" calcext:value-type="float">
            <text:p>0.0085962216</text:p>
          </table:table-cell>
        </table:table-row>
        <table:table-row table:style-name="ro2">
          <table:table-cell/>
          <table:table-cell table:style-name="ce5" office:value-type="string" calcext:value-type="string">
            <text:p>Luminex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Slno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otaxin <text:s/></text:p>
          </table:table-cell>
          <table:table-cell office:value-type="float" office:value="0.125909593" calcext:value-type="float">
            <text:p>0.125909593</text:p>
          </table:table-cell>
          <table:table-cell office:value-type="float" office:value="0.665801244" calcext:value-type="float">
            <text:p>0.665801244</text:p>
          </table:table-cell>
          <table:table-cell office:value-type="float" office:value="0.00176890584989839" calcext:value-type="float">
            <text:p>0.00176890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t-3L <text:s/></text:p>
          </table:table-cell>
          <table:table-cell office:value-type="float" office:value="0.859191876" calcext:value-type="float">
            <text:p>0.859191876</text:p>
          </table:table-cell>
          <table:table-cell office:value-type="float" office:value="1.7586437775" calcext:value-type="float">
            <text:p>1.7586437775</text:p>
          </table:table-cell>
          <table:table-cell office:value-type="float" office:value="0.00941712637822602" calcext:value-type="float">
            <text:p>0.00941712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-13 <text:s/></text:p>
          </table:table-cell>
          <table:table-cell office:value-type="float" office:value="0.094162694" calcext:value-type="float">
            <text:p>0.094162694</text:p>
          </table:table-cell>
          <table:table-cell office:value-type="float" office:value="0.251688016" calcext:value-type="float">
            <text:p>0.251688016</text:p>
          </table:table-cell>
          <table:table-cell office:value-type="float" office:value="0.0231321898636043" calcext:value-type="float">
            <text:p>0.02313218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L-9 <text:s/></text:p>
          </table:table-cell>
          <table:table-cell office:value-type="float" office:value="0.0029564505" calcext:value-type="float">
            <text:p>0.0029564505</text:p>
          </table:table-cell>
          <table:table-cell office:value-type="float" office:value="0.0304059475" calcext:value-type="float">
            <text:p>0.0304059475</text:p>
          </table:table-cell>
          <table:table-cell office:value-type="float" office:value="0.00380750724091469" calcext:value-type="float">
            <text:p>0.00380750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CP-3 <text:s/></text:p>
          </table:table-cell>
          <table:table-cell office:value-type="float" office:value="1.4590273295" calcext:value-type="float">
            <text:p>1.4590273295</text:p>
          </table:table-cell>
          <table:table-cell office:value-type="float" office:value="2.2901564695" calcext:value-type="float">
            <text:p>2.2901564695</text:p>
          </table:table-cell>
          <table:table-cell office:value-type="float" office:value="0.00790022945462151" calcext:value-type="float">
            <text:p>0.00790022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IP-1b <text:s/></text:p>
          </table:table-cell>
          <table:table-cell office:value-type="float" office:value="4.9729824365" calcext:value-type="float">
            <text:p>4.9729824365</text:p>
          </table:table-cell>
          <table:table-cell office:value-type="float" office:value="8.637373191" calcext:value-type="float">
            <text:p>8.637373191</text:p>
          </table:table-cell>
          <table:table-cell office:value-type="float" office:value="0.0104645943876163" calcext:value-type="float">
            <text:p>0.01046459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DGF-AB/BB <text:s/></text:p>
          </table:table-cell>
          <table:table-cell office:value-type="float" office:value="1.244604913" calcext:value-type="float">
            <text:p>1.244604913</text:p>
          </table:table-cell>
          <table:table-cell office:value-type="float" office:value="3.3404448995" calcext:value-type="float">
            <text:p>3.3404448995</text:p>
          </table:table-cell>
          <table:table-cell office:value-type="float" office:value="0.0000100177215536513" calcext:value-type="float">
            <text:p>1.00177215536513E-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NFb <text:s/></text:p>
          </table:table-cell>
          <table:table-cell office:value-type="float" office:value="0.0489181035" calcext:value-type="float">
            <text:p>0.0489181035</text:p>
          </table:table-cell>
          <table:table-cell office:value-type="float" office:value="0.1962896635" calcext:value-type="float">
            <text:p>0.1962896635</text:p>
          </table:table-cell>
          <table:table-cell office:value-type="float" office:value="0.00013679202747657" calcext:value-type="float">
            <text:p>0.000136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6:29:11.91773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1:26:44.479462602</meta:creation-date>
    <dc:date>2018-08-13T18:07:02.871586394</dc:date>
    <meta:editing-duration>PT5H9M56S</meta:editing-duration>
    <meta:editing-cycles>60</meta:editing-cycles>
    <meta:generator>LibreOffice/5.1.3.2$Linux_X86_64 LibreOffice_project/644e4637d1d8544fd9f56425bd6cec110e49301b</meta:generator>
    <meta:document-statistic meta:table-count="6" meta:cell-count="2020" meta:object-count="0"/>
  </office:meta>
</office:document-meta>
</file>